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right="-90.00pt" fo:margin-bottom="10.00pt"/>
    </style:style>
    <style:style style:name="P2" style:family="paragraph">
      <style:paragraph-properties fo:line-height="115.00%" fo:text-align="center" fo:margin-right="-90.00pt" fo:margin-bottom="10.00pt"/>
    </style:style>
    <style:style style:name="P3" style:family="paragraph">
      <style:paragraph-properties fo:line-height="115.00%" fo:text-align="justify" fo:margin-right="-90.00pt" fo:margin-bottom="10.00pt"/>
    </style:style>
    <style:style style:name="P4" style:family="paragraph">
      <style:paragraph-properties fo:line-height="115.00%" fo:text-align="justify" fo:margin-bottom="10.00pt"/>
    </style:style>
    <style:style style:name="P5" style:family="paragraph">
      <style:paragraph-properties fo:line-height="100.00%" fo:text-align="center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center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center" fo:margin-bottom="10.00pt"/>
    </style:style>
    <style:style style:name="P10" style:family="paragraph">
      <style:paragraph-properties fo:line-height="100.00%" fo:text-align="justify" fo:margin-bottom="10.00pt"/>
    </style:style>
    <style:style style:name="P11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Name :<text:s/></text:span><text:span text:style-name="T2">Biswajit Deb<text:s text:c="9"/>CSE (BTech)<text:s text:c="8"/>5th Sem</text:span></text:p>
      <text:p text:style-name="P1"><text:span text:style-name="T3">Enrollment ID :<text:s/></text:span><text:span text:style-name="T4">2011200001018</text:span></text:p>
      <text:p text:style-name="P1"><text:span text:style-name="T5">Registration NO :<text:s/></text:span><text:span text:style-name="T6">2000010180218</text:span></text:p>
      <text:p text:style-name="P1"><text:span text:style-name="T6"/></text:p>
      <text:p text:style-name="P2"><text:span text:style-name="T7">Assignment 1 A</text:span></text:p>
      <text:p text:style-name="P2"><text:span text:style-name="T8"/></text:p>
      <text:p text:style-name="P3"><text:span text:style-name="T8">Question : Consider the following activities of a project:</text:span></text:p>
      <text:p text:style-name="P4"><text:span text:style-name="T8">a) Specification (15days)</text:span></text:p>
      <text:p text:style-name="P4"><text:span text:style-name="T8">b) Design database (45 days)</text:span></text:p>
      <text:p text:style-name="P4"><text:span text:style-name="T8">c) Design GUI part (30 days)</text:span></text:p>
      <text:p text:style-name="P4"><text:span text:style-name="T8">d) Write user manual (60 days)</text:span></text:p>
      <text:p text:style-name="P4"><text:span text:style-name="T8">e) Code database part (105 days)</text:span></text:p>
      <text:p text:style-name="P4"><text:span text:style-name="T8">f) Code GUI part (45 days)</text:span></text:p>
      <text:p text:style-name="P4"><text:span text:style-name="T8">g) Integrate and test (120 days)</text:span></text:p>
      <text:p text:style-name="P4"><text:span text:style-name="T8">The following precedence relations hold among the tasks:</text:span></text:p>
      <text:p text:style-name="P4"><text:span text:style-name="T8">a&lt;{b,c,d}; {b&lt;e}; c&lt;f; {e,f}&lt;g.</text:span></text:p>
      <text:p text:style-name="P4"><text:span text:style-name="T8">Draw the Activity Network Diagram .Find out the following time parameter for each</text:span></text:p>
      <text:p text:style-name="P4"><text:span text:style-name="T8">job: ES, LS, EF, LF, ST &amp; MT for the project</text:span></text:p>
      <text:p text:style-name="P4"><text:span text:style-name="T8">Draw the Gantt chart.</text:span></text:p>
      <text:p text:style-name="P4"><text:span text:style-name="T8"/></text:p>
      <text:p text:style-name="P4"><text:span text:style-name="T8">Solution : </text:span></text:p>
      <text:p text:style-name="P4"><text:span text:style-name="T8"/></text:p>
      <text:p text:style-name="P5"><draw:frame text:anchor-type="as-char" svg:width="119.33mm" svg:height="52.92mm" style:rel-width="scale" style:rel-height="scale"><draw:object-ole xlink:href="OleObj1"/><draw:image xlink:href="ObjectReplacements/OleObj1"/></draw:frame><text:span text:style-name="T8"/></text:p>
      <text:p text:style-name="P6"><text:span text:style-name="T8">Gant Chart : </text:span></text:p>
      <text:p text:style-name="P7"><text:span text:style-name="T8"/></text:p>
      <text:p text:style-name="P7"><draw:frame text:anchor-type="as-char" svg:width="306.12mm" svg:height="56.89mm" style:rel-width="scale" style:rel-height="scale"><draw:object-ole xlink:href="OleObj2"/><draw:image xlink:href="ObjectReplacements/OleObj2"/></draw:frame><text:span text:style-name="T8"/></text:p>
      <text:p text:style-name="P7"><text:span text:style-name="T8"/></text:p>
      <text:p text:style-name="P8"><text:span text:style-name="T8">Network diagram : </text:span></text:p>
      <text:p text:style-name="P9"><draw:frame text:anchor-type="as-char" svg:width="361.42mm" svg:height="70.64mm" style:rel-width="scale" style:rel-height="scale"><draw:object-ole xlink:href="OleObj3"/><draw:image xlink:href="ObjectReplacements/OleObj3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1"><text:span text:style-name="T8"/></text:p>
      <text:p text:style-name="P11"><text:span text:style-name="T9"/></text:p>
      <text:p text:style-name="P1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